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8c65" officeooo:paragraph-rsid="00148c65"/>
    </style:style>
    <style:style style:name="P2" style:family="paragraph" style:parent-style-name="Standard">
      <style:text-properties officeooo:rsid="00155582" officeooo:paragraph-rsid="00155582"/>
    </style:style>
    <style:style style:name="P3" style:family="paragraph" style:parent-style-name="Standard">
      <style:text-properties officeooo:rsid="001570bd" officeooo:paragraph-rsid="001570bd"/>
    </style:style>
    <style:style style:name="P4" style:family="paragraph" style:parent-style-name="Standard">
      <style:text-properties officeooo:rsid="001654e8" officeooo:paragraph-rsid="001654e8"/>
    </style:style>
    <style:style style:name="P5" style:family="paragraph" style:parent-style-name="Standard">
      <style:text-properties officeooo:rsid="001771ec" officeooo:paragraph-rsid="001771ec"/>
    </style:style>
    <style:style style:name="P6" style:family="paragraph" style:parent-style-name="Standard">
      <style:text-properties officeooo:rsid="0017cb01" officeooo:paragraph-rsid="0017cb01"/>
    </style:style>
    <style:style style:name="P7" style:family="paragraph" style:parent-style-name="Standard">
      <style:text-properties officeooo:rsid="0018944f" officeooo:paragraph-rsid="0018944f"/>
    </style:style>
    <style:style style:name="P8" style:family="paragraph" style:parent-style-name="Standard">
      <style:text-properties officeooo:rsid="0019eb71" officeooo:paragraph-rsid="0019eb71"/>
    </style:style>
    <style:style style:name="P9" style:family="paragraph" style:parent-style-name="Standard">
      <style:text-properties officeooo:rsid="001a3645" officeooo:paragraph-rsid="001a3645"/>
    </style:style>
    <style:style style:name="P10" style:family="paragraph" style:parent-style-name="Standard">
      <style:text-properties officeooo:rsid="001570bd" officeooo:paragraph-rsid="001a3645"/>
    </style:style>
    <style:style style:name="T1" style:family="text">
      <style:text-properties officeooo:rsid="001771ec"/>
    </style:style>
    <style:style style:name="T2" style:family="text">
      <style:text-properties officeooo:rsid="001a36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do esquerdo</text:p>
      <text:p text:style-name="P1"/>
      <text:p text:style-name="P1">Perfil</text:p>
      <text:p text:style-name="P9">Notícias</text:p>
      <text:p text:style-name="P9">Mensagens</text:p>
      <text:p text:style-name="P9">Amigos</text:p>
      <text:p text:style-name="P9">Grupos</text:p>
      <text:p text:style-name="P1">Minhas fotos</text:p>
      <text:p text:style-name="P1">Vídeos</text:p>
      <text:p text:style-name="P1">P<text:span text:style-name="T2">á</text:span>ginas (opção para abrir todas as p<text:span text:style-name="T2">á</text:span>ginas curtidas)</text:p>
      <text:p text:style-name="P1">Links salvos</text:p>
      <text:p text:style-name="P1"/>
      <text:p text:style-name="P1"/>
      <text:p text:style-name="P1"/>
      <text:p text:style-name="P1"/>
      <text:p text:style-name="P1">Lado direito</text:p>
      <text:p text:style-name="P1"/>
      <text:p text:style-name="P1">ads <text:span text:style-name="T2">(propaganda)</text:span></text:p>
      <text:p text:style-name="P1">Sugest<text:span text:style-name="T2">ã</text:span>o</text:p>
      <text:p text:style-name="P1">Atualizaç<text:span text:style-name="T2">ã</text:span>o, amigos e p<text:span text:style-name="T2">á</text:span>ginas</text:p>
      <text:p text:style-name="P1"/>
      <text:p text:style-name="P2"><text:span text:style-name="T2">O</text:span> nome das opções na timeline serão <text:span text:style-name="T2">o </text:span>mais limpa<text:span text:style-name="T2">s</text:span> e clara<text:span text:style-name="T2">s</text:span> possível, facilitando o entendimento de qualquer usu<text:span text:style-name="T2">á</text:span>rio.</text:p>
      <text:p text:style-name="P2"/>
      <text:p text:style-name="P3"><text:span text:style-name="T2">O</text:span> lado direito da timeline, que será fixo, ira conte<text:span text:style-name="T2">r</text:span> informações sobre o perfil, not<text:span text:style-name="T2">í</text:span>cias, grupos, <text:span text:style-name="T2">á</text:span>lbu<text:span text:style-name="T2">m</text:span> de fotos, mensagens, amigos, <text:span text:style-name="T2">entre outros.</text:span></text:p>
      <text:p text:style-name="P3"/>
      <text:p text:style-name="P10"><text:span text:style-name="T2">O</text:span> lado esquerdo, com informaç<text:span text:style-name="T2">õ</text:span>es de atualizações de amigos, ads <text:span text:style-name="T2">(propaganda) </text:span>e sugest<text:span text:style-name="T2">ões </text:span>de curtidas.</text:p>
      <text:p text:style-name="P2"/>
      <text:p text:style-name="P3">O objetivo é manter um ambiente limpo e de fácil entendimento para qualquer usu<text:span text:style-name="T2">á</text:span>rio, com cores que transmitam uma sensação de tranquilidade.</text:p>
      <text:p text:style-name="P3"/>
      <text:p text:style-name="P4">Com o layout responsivo, em telas pequenas, as coluna<text:span text:style-name="T2">s</text:span> das laterais ser<text:span text:style-name="T2">ã</text:span>o removidas, ficando somente a central onde os post<text:span text:style-name="T2">s </text:span>se concentra<text:span text:style-name="T2">ram</text:span>.</text:p>
      <text:p text:style-name="P4"/>
      <text:p text:style-name="P4">Links de v<text:span text:style-name="T2">í</text:span>de<text:span text:style-name="T2">o</text:span>s externos <text:span text:style-name="T1">e</text:span> os v<text:span text:style-name="T2">í</text:span>deos que <text:span text:style-name="T2">forem upados</text:span> <text:span text:style-name="T1">dentro</text:span> da rede social <text:span text:style-name="T1">poderão ser assistidos dentro da mesma</text:span>.</text:p>
      <text:p text:style-name="P4"/>
      <text:p text:style-name="P5"><text:span text:style-name="T2">Á</text:span>lbu<text:span text:style-name="T2">n</text:span>s de fotos com mais de 4 fotos funcionar<text:span text:style-name="T2">ão</text:span> da seguinte forma: As 4 primeiras fotos ser<text:span text:style-name="T2">ã</text:span>o mostradas como uma pr<text:span text:style-name="T2">évia</text:span>, em miniaturas com 2 em cima e 2 em baixo, a quarta foto ser<text:span text:style-name="T2">á</text:span> um pouco escurecida com o s<text:span text:style-name="T2">í</text:span>mbolo de “ + “ seguido de quantas fotos restante<text:span text:style-name="T2">s</text:span> no álbum.</text:p>
      <text:p text:style-name="P5"/>
      <text:p text:style-name="P5"><text:span text:style-name="T2">P</text:span>osts com texto, ser<text:span text:style-name="T2">ã</text:span>o com fonte padr<text:span text:style-name="T2">ã</text:span>o definida previamente, justificado, exibindo no máximo 10 linhas, após esse limite, uma opção clic<text:span text:style-name="T2">á</text:span>vel escrito “ver mais” será mostrada. <text:span text:style-name="T2">Q</text:span>uando clicada nesta opção, o post ser<text:span text:style-name="T2">á</text:span> aberto em uma p<text:span text:style-name="T2">á</text:span>gina própria.</text:p>
      <text:p text:style-name="P5"/>
      <text:p text:style-name="P6">Post com not<text:span text:style-name="T2">í</text:span>cias ter<text:span text:style-name="T2">ão</text:span> a fonte da noticia antes do link, ou miniatura clicavél, <text:span text:style-name="T2">com a finalidade </text:span>de tentar reduzir a falta de busca de fonte das informações.</text:p>
      <text:p text:style-name="P6"/>
      <text:p text:style-name="P7"><text:soft-page-break/>a barra de cima, conterá somente a logo da rede social com a função de voltar a home, um espaço para buscas, notificaçoes, amigos e mensagens, e a foto do perfil com atalho para opções, seguindo essa mesma ordem</text:p>
      <text:p text:style-name="P8">na tela para selecionar o arquivo para posta, sera como no prototipo, quando escolhido o tipo do arquivo, uma janela padrao do sistema operacional para seleção de arquivo sera exibida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20:35:28.867000000</meta:creation-date>
    <dc:date>2017-07-28T21:46:35.549000000</dc:date>
    <meta:editing-duration>PT19M49S</meta:editing-duration>
    <meta:editing-cycles>4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25" meta:word-count="337" meta:character-count="2022" meta:non-whitespace-character-count="1710"/>
  </office:meta>
</office:document-meta>
</file>